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8230b" officeooo:paragraph-rsid="0018230b" style:font-size-asian="18pt" style:font-size-complex="18pt"/>
    </style:style>
    <style:style style:name="P2" style:family="paragraph" style:parent-style-name="Standard">
      <style:paragraph-properties fo:text-align="start" style:justify-single-word="false"/>
      <style:text-properties fo:font-size="18pt" officeooo:rsid="001a03a7" officeooo:paragraph-rsid="001a03a7" style:font-size-asian="18pt" style:font-size-complex="18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1a03a7" officeooo:paragraph-rsid="001a03a7" style:font-size-asian="18pt" style:font-size-complex="18pt"/>
    </style:style>
    <style:style style:name="P4" style:family="paragraph" style:parent-style-name="Standard">
      <style:paragraph-properties fo:text-align="center" style:justify-single-word="false"/>
      <style:text-properties style:font-name="Calibri" fo:font-size="18pt" officeooo:rsid="0018230b" officeooo:paragraph-rsid="0018230b" style:font-size-asian="18pt" style:font-size-complex="18pt"/>
    </style:style>
    <style:style style:name="P5" style:family="paragraph" style:parent-style-name="Standard">
      <style:paragraph-properties fo:text-align="start" style:justify-single-word="false"/>
      <style:text-properties style:font-name="Calibri" fo:font-size="18pt" officeooo:rsid="0018230b" officeooo:paragraph-rsid="0018230b" style:font-size-asian="18pt" style:font-size-complex="18pt"/>
    </style:style>
    <style:style style:name="P6" style:family="paragraph" style:parent-style-name="Standard">
      <style:paragraph-properties fo:text-align="start" style:justify-single-word="false" fo:break-before="page"/>
      <style:text-properties fo:font-size="18pt" officeooo:rsid="0018230b" officeooo:paragraph-rsid="0018230b" style:font-size-asian="18pt" style:font-size-complex="18pt"/>
    </style:style>
    <style:style style:name="P7" style:family="paragraph" style:parent-style-name="Standard">
      <style:paragraph-properties fo:text-align="center" style:justify-single-word="false" fo:break-before="page"/>
      <style:text-properties style:font-name="Calibri" fo:font-size="18pt" officeooo:rsid="0018230b" officeooo:paragraph-rsid="0018230b" style:font-size-asian="18pt" style:font-size-complex="18pt"/>
    </style:style>
    <style:style style:name="P8" style:family="paragraph" style:parent-style-name="Standard">
      <style:paragraph-properties fo:text-align="start" style:justify-single-word="false"/>
      <style:text-properties fo:font-size="18pt" officeooo:rsid="001ffaf6" officeooo:paragraph-rsid="001ffaf6" style:font-size-asian="18pt" style:font-size-complex="18pt"/>
    </style:style>
    <style:style style:name="P9" style:family="paragraph" style:parent-style-name="Standard">
      <style:paragraph-properties fo:text-align="start" style:justify-single-word="false"/>
      <style:text-properties fo:font-size="18pt" officeooo:rsid="0024161a" officeooo:paragraph-rsid="0024161a" style:font-size-asian="18pt" style:font-size-complex="18pt"/>
    </style:style>
    <style:style style:name="P10" style:family="paragraph" style:parent-style-name="Standard">
      <style:paragraph-properties fo:text-align="start" style:justify-single-word="false"/>
      <style:text-properties fo:font-size="18pt" officeooo:rsid="00217d42" officeooo:paragraph-rsid="00217d42" style:font-size-asian="15.75pt" style:font-size-complex="18pt"/>
    </style:style>
    <style:style style:name="P11" style:family="paragraph" style:parent-style-name="Standard">
      <style:paragraph-properties fo:text-align="start" style:justify-single-word="false"/>
      <style:text-properties fo:font-size="18pt" officeooo:rsid="002252a5" officeooo:paragraph-rsid="002252a5" style:font-size-asian="15.75pt" style:font-size-complex="18pt"/>
    </style:style>
    <style:style style:name="P12" style:family="paragraph" style:parent-style-name="Standard">
      <style:paragraph-properties fo:text-align="start" style:justify-single-word="false"/>
      <style:text-properties style:font-name="Calibri" fo:font-size="18pt" officeooo:rsid="001bab5a" officeooo:paragraph-rsid="001bab5a" style:font-size-asian="18pt" style:font-size-complex="18pt"/>
    </style:style>
    <style:style style:name="P13" style:family="paragraph" style:parent-style-name="Standard">
      <style:paragraph-properties fo:text-align="start" style:justify-single-word="false"/>
      <style:text-properties style:font-name="Calibri" fo:font-size="18pt" officeooo:rsid="001d8519" officeooo:paragraph-rsid="001d8519" style:font-size-asian="18pt" style:font-size-complex="18pt"/>
    </style:style>
    <style:style style:name="P14" style:family="paragraph" style:parent-style-name="Standard">
      <style:paragraph-properties fo:text-align="start" style:justify-single-word="false"/>
      <style:text-properties style:font-name="Calibri" fo:font-size="18pt" officeooo:rsid="001ffaf6" officeooo:paragraph-rsid="001ffaf6" style:font-size-asian="18pt" style:font-size-complex="18pt"/>
    </style:style>
    <style:style style:name="P15" style:family="paragraph" style:parent-style-name="Standard">
      <style:paragraph-properties fo:text-align="start" style:justify-single-word="false"/>
      <style:text-properties style:font-name="Calibri" fo:font-size="22pt" fo:font-style="normal" style:text-underline-style="solid" style:text-underline-width="auto" style:text-underline-color="font-color" officeooo:rsid="001a03a7" officeooo:paragraph-rsid="001a03a7" style:font-size-asian="22pt" style:font-style-asian="normal" style:font-size-complex="22pt" style:font-style-complex="normal"/>
    </style:style>
    <style:style style:name="P16" style:family="paragraph" style:parent-style-name="Standard">
      <style:paragraph-properties fo:text-align="start" style:justify-single-word="false"/>
      <style:text-properties style:font-name="Calibri" fo:font-size="22pt" fo:font-style="normal" style:text-underline-style="solid" style:text-underline-width="auto" style:text-underline-color="font-color" officeooo:rsid="001ffaf6" officeooo:paragraph-rsid="001ffaf6" style:font-size-asian="22pt" style:font-style-asian="normal" style:font-size-complex="22pt" style:font-style-complex="normal"/>
    </style:style>
    <style:style style:name="P17" style:family="paragraph" style:parent-style-name="Standard">
      <style:paragraph-properties fo:text-align="start" style:justify-single-word="false"/>
      <style:text-properties fo:color="#800000" style:font-name="Calibri" fo:font-size="28pt" style:text-underline-style="solid" style:text-underline-width="auto" style:text-underline-color="font-color" fo:font-weight="bold" officeooo:rsid="001a03a7" officeooo:paragraph-rsid="001a03a7" style:font-size-asian="28pt" style:font-weight-asian="bold" style:font-size-complex="28pt" style:font-weight-complex="bold"/>
    </style:style>
    <style:style style:name="P18" style:family="paragraph" style:parent-style-name="Standard">
      <style:paragraph-properties fo:text-align="start" style:justify-single-word="false"/>
      <style:text-properties fo:color="#800000" style:font-name="Calibri" fo:font-size="24pt" style:text-underline-style="solid" style:text-underline-width="auto" style:text-underline-color="font-color" fo:font-weight="bold" officeooo:rsid="0020e606" officeooo:paragraph-rsid="0020e606" style:font-size-asian="24pt" style:font-weight-asian="bold" style:font-size-complex="24pt" style:font-weight-complex="bold"/>
    </style:style>
    <style:style style:name="P19" style:family="paragraph" style:parent-style-name="Standard">
      <style:paragraph-properties fo:text-align="start" style:justify-single-word="false" fo:break-before="page"/>
      <style:text-properties fo:color="#800000" style:font-name="Calibri" fo:font-size="28pt" style:text-underline-style="solid" style:text-underline-width="auto" style:text-underline-color="font-color" fo:font-weight="bold" officeooo:rsid="001a03a7" officeooo:paragraph-rsid="001a03a7" style:font-size-asian="28pt" style:font-weight-asian="bold" style:font-size-complex="28pt" style:font-weight-complex="bold"/>
    </style:style>
    <style:style style:name="P20" style:family="paragraph" style:parent-style-name="Standard">
      <style:paragraph-properties fo:text-align="start" style:justify-single-word="false" fo:break-before="page"/>
      <style:text-properties fo:color="#800000" style:font-name="Calibri" fo:font-size="24pt" style:text-underline-style="solid" style:text-underline-width="auto" style:text-underline-color="font-color" fo:font-weight="bold" officeooo:rsid="0020e606" officeooo:paragraph-rsid="0020e606" style:font-size-asian="24pt" style:font-weight-asian="bold" style:font-size-complex="24pt" style:font-weight-complex="bold"/>
    </style:style>
    <style:style style:name="T1" style:family="text">
      <style:text-properties style:text-underline-style="solid" style:text-underline-width="auto" style:text-underline-color="font-color"/>
    </style:style>
    <style:style style:name="T2" style:family="text">
      <style:text-properties officeooo:rsid="0020e606"/>
    </style:style>
    <style:style style:name="T3" style:family="text">
      <style:text-properties officeooo:rsid="00217d42"/>
    </style:style>
    <style:style style:name="T4" style:family="text">
      <style:text-properties fo:color="#000000" style:font-name="Calibri" style:text-underline-style="none" fo:font-weight="normal" style:font-weight-asian="normal" style:font-weight-complex="normal"/>
    </style:style>
    <style:style style:name="T5" style:family="text">
      <style:text-properties fo:color="#000000" style:font-name="Calibri" style:text-underline-style="none" fo:font-weight="normal" officeooo:rsid="002252a5" style:font-weight-asian="normal" style:font-weight-complex="normal"/>
    </style:style>
    <style:style style:name="T6" style:family="text">
      <style:text-properties officeooo:rsid="002252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Pokémon</text:p>
      <text:p text:style-name="P4"/>
      <text:p text:style-name="P5"/>
      <text:p text:style-name="P5">1 Renseignements</text:p>
      <text:p text:style-name="P5"/>
      <text:p text:style-name="P5">Nom du projet : Pokémon</text:p>
      <text:p text:style-name="P5"/>
      <text:p text:style-name="P5">Objet : Développement d'une plate-forme web pour le jeu de cartes Pokémon</text:p>
      <text:p text:style-name="P5"/>
      <text:p text:style-name="P5">Maître d'ouvrage : Mr Ramat</text:p>
      <text:p text:style-name="P5"/>
      <text:p text:style-name="P5">Maître d’œuvre : Bomy François, Bourré Lucas, Buche Clémence, <text:s text:c="2"/>Hayaert Thomas, Hequet Benjamin, Leblanc Alexandre, Pecqueux Nathan, Preuss Pierre</text:p>
      <text:p text:style-name="P5"/>
      <text:p text:style-name="P5">Date de début : 6 juin 2016</text:p>
      <text:p text:style-name="P5"/>
      <text:p text:style-name="P5">Date de fin : ??</text:p>
      <text:p text:style-name="P7">Contrôle du document</text:p>
      <text:p text:style-name="P5"/>
      <text:p text:style-name="P5">Historique des versions :</text:p>
      <text:p text:style-name="P5"/>
      <text:p text:style-name="P5">Etat du document :</text:p>
      <text:p text:style-name="P5"/>
      <text:p text:style-name="P5">Confidentialité</text:p>
      <text:p text:style-name="P5"/>
      <text:p text:style-name="P5">Desitnataire :</text:p>
      <text:p text:style-name="P6">Table des matières</text:p>
      <text:p text:style-name="P6">1) Présentation du document</text:p>
      <text:p text:style-name="P1"/>
      <text:p text:style-name="P1">1<text:span text:style-name="T1">) but du document</text:span></text:p>
      <text:p text:style-name="P2">Le but de ce document est d’informer le client sur le projet que l’on va réaliser et de détailler tous les points importants du projet. De plus le cahier des charges permet de créer une relation contractuelle entre le client et le vendeur.</text:p>
      <text:p text:style-name="P2"/>
      <text:p text:style-name="P3">2) cadre du document</text:p>
      <text:p text:style-name="P2">Nous effectuons ce projet dans le cadre d'un projet final de licence informatique à lULCO de Calais.</text:p>
      <text:p text:style-name="P2">…</text:p>
      <text:p text:style-name="P2"/>
      <text:p text:style-name="P3">3) Démarche</text:p>
      <text:p text:style-name="P2">Afin de mener à bien le projet, en respectant toutes les contraintes émises par le client, il sera tout d’abord étudié toutes les possibilités du jeu ainsi que les différents aspects de celui-ci. Tous les documents produits aspireront à définir tous les besoins du projet, les grandes étapes, etc. </text:p>
      <text:p text:style-name="P2">Pour réaliser ce projet, ordinateurs personnels ainsi que ceux de l’ULCO seront à notre disposition, des salles TP. Mais aussi pour le suivi, des réunions entre les acteurs du projet, mais aussi avec le tuteur du projet. </text:p>
      <text:p text:style-name="P2"/>
      <text:p text:style-name="P2">4) Participants à la rédaction</text:p>
      <text:p text:style-name="P9">Bomy Francois : Chef de projet/ programmeur/testeur</text:p>
      <text:p text:style-name="P9">Bourré Lucas : programmeur/testeur</text:p>
      <text:p text:style-name="P9">Buche Clémence : chargé de communication/programmeur/testeur</text:p>
      <text:p text:style-name="P9">Hayaert Thomas :programmeur/testeur</text:p>
      <text:p text:style-name="P9">Hequet Bejamin : programmeur/testeur</text:p>
      <text:p text:style-name="P9">Leblanc Alexandre :programmeur/testeur</text:p>
      <text:p text:style-name="P9">Pecqueux Nathan :chargé de documentation/programmeur/testeur</text:p>
      <text:p text:style-name="P9">Preuss Pierre : Chargé de documentation/programmateur/testeur</text:p>
      <text:p text:style-name="P9"/>
      <text:p text:style-name="P2"/>
      <text:p text:style-name="P2"><text:soft-page-break/>5) Structure du document</text:p>
      <text:p text:style-name="P2">…</text:p>
      <text:p text:style-name="P2"/>
      <text:p text:style-name="P2"/>
      <text:p text:style-name="P19">II) Présentation du projet</text:p>
      <text:p text:style-name="P17"/>
      <text:p text:style-name="P15">1) introduction au projet</text:p>
      <text:p text:style-name="P15"/>
      <text:p text:style-name="P12">Au cours de cette troisième année de licence informatique, un projet doit être réalisé. Après avoir formé notre équipe, nous avions le choix entre deux projets. Le sujet proposé par Mr Ramat nous a fortement intéressé. Ce sujet porte sur la conception d'un site web qui sera destiné à affronter en ligne différent<text:span text:style-name="T2">s</text:span> joueurs sur le thème <text:span text:style-name="T2">des cartes </text:span>Pokémon.</text:p>
      <text:p text:style-name="P12"/>
      <text:p text:style-name="P13">Ce site web permet au joueur d'avoir son propre compte. <text:span text:style-name="T2">Il </text:span>a <text:span text:style-name="T2">donc</text:span> la possibilité de jouer, soit contre ses amis ou bien tout simplement contre <text:span text:style-name="T2">un adversaire choisi aléatoirement.</text:span> Le joueur d<text:span text:style-name="T2">oit</text:span> aussi alimenter son deck comme il le souhaite dans un menu dédié. Une fois son deck construit, le joueur peut commencer à combattre en ligne.</text:p>
      <text:p text:style-name="P13"/>
      <text:p text:style-name="P13">Nous <text:span text:style-name="T3">nous sommes</text:span> <text:span text:style-name="T3">mis</text:span> d'accord sur le fait que notre site devait être très simple d'utilisation. C'est pour cela que nous avons réfléchi à la façon la plus optimale d'élaborer le deck.</text:p>
      <text:p text:style-name="P13"/>
      <text:p text:style-name="P13">Après cela, <text:span text:style-name="T3">nous avons décidé de modéliser une arène de combat la plus intuitive possible afin de donner au joueur l'envie de recommencer une partie.</text:span></text:p>
      <text:p text:style-name="P13"/>
      <text:p text:style-name="P13"/>
      <text:p text:style-name="P13"/>
      <text:p text:style-name="P13"/>
      <text:p text:style-name="P13"/>
      <text:p text:style-name="P13"/>
      <text:p text:style-name="P16"><text:soft-page-break/>2) Types de joueurs visés</text:p>
      <text:p text:style-name="P14"/>
      <text:p text:style-name="P14">Joueurs occasionnels, appelés aussi « Casual Gamer », qui veulent tout simplement s'amuser sur ce jeu de combat de cartes à collectionner.:nomsite : est un jeu de type 'casual', où l'on peut passer énormément de temps dessus car chaque partie est différentes. De plus, le fait de jouer contre des amis renforce le jeu dans le sens ou il peut devenir très addictif selon les joueurs.</text:p>
      <text:p text:style-name="P8"/>
      <text:p text:style-name="P20">III) <text:span text:style-name="T6">Fonctionnement</text:span></text:p>
      <text:p text:style-name="P18"/>
      <text:p text:style-name="P11"><text:span text:style-name="T4">1) le site web</text:span></text:p>
      <text:p text:style-name="P11"><text:span text:style-name="T4"/></text:p>
      <text:p text:style-name="P10"><text:span text:style-name="T4">Le jeu consiste à gagner des combats grâce aux cartes à collectionner Pokemon.</text:span></text:p>
      <text:p text:style-name="P10"><text:span text:style-name="T4"/></text:p>
      <text:p text:style-name="P10"><text:span text:style-name="T4">En lançant le site web, l</text:span><text:span text:style-name="T5">a page d'accueil apparaît, nous avons comme choix de s'inscrire ou tout simplement de se connecter grâce a un pseudo et un mot de passe afin d'accéder au jeu. De plus, sur cette page se trouve les règles du jeu pour les joueurs connaissant pas du tout le principe du jeu.</text:span></text:p>
      <text:p text:style-name="P10"><text:span text:style-name="T5"><text:tab/><text:tab/><text:tab/>- si le joueur clique sur s'inscrire, il doit remplir un formulaire lui demandant 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reuss</meta:initial-creator>
    <meta:creation-date>2016-06-06T10:28:49.624000000</meta:creation-date>
    <dc:date>2016-06-07T16:33:53.550000000</dc:date>
    <dc:creator>Pierre Preuss</dc:creator>
    <meta:editing-duration>PT13H5M32S</meta:editing-duration>
    <meta:editing-cycles>4</meta:editing-cycles>
    <meta:generator>LibreOffice/4.2.0.4$Windows_x86 LibreOffice_project/05dceb5d363845f2cf968344d7adab8dcfb2ba71</meta:generator>
    <meta:document-statistic meta:table-count="0" meta:image-count="0" meta:object-count="0" meta:page-count="8" meta:paragraph-count="47" meta:word-count="627" meta:character-count="3792" meta:non-whitespace-character-count="3205"/>
  </office:meta>
</office:document-meta>
</file>